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officeooo:rsid="0054b363" officeooo:paragraph-rsid="0054b363"/>
    </style:style>
    <style:style style:name="P15" style:family="paragraph" style:parent-style-name="Standard">
      <style:text-properties fo:color="#000000" officeooo:rsid="0055fa11" officeooo:paragraph-rsid="0056c316"/>
    </style:style>
    <style:style style:name="P16" style:family="paragraph" style:parent-style-name="Standard">
      <style:text-properties fo:color="#000000" officeooo:rsid="0058b3e6" officeooo:paragraph-rsid="00594da8"/>
    </style:style>
    <style:style style:name="P17" style:family="paragraph" style:parent-style-name="Standard">
      <style:text-properties fo:color="#000000" officeooo:rsid="005babab" officeooo:paragraph-rsid="005e26d4"/>
    </style:style>
    <style:style style:name="P18" style:family="paragraph" style:parent-style-name="Standard">
      <style:text-properties fo:color="#000000" officeooo:rsid="006290da"/>
    </style:style>
    <style:style style:name="P19" style:family="paragraph" style:parent-style-name="Standard">
      <style:text-properties fo:color="#000000" officeooo:rsid="006290da" officeooo:paragraph-rsid="00695421"/>
    </style:style>
    <style:style style:name="P20" style:family="paragraph" style:parent-style-name="Standard">
      <style:text-properties fo:color="#000000" fo:font-style="italic" officeooo:rsid="008db68f" officeooo:paragraph-rsid="008db68f" style:font-style-asian="italic" style:font-style-complex="italic"/>
    </style:style>
    <style:style style:name="P21" style:family="paragraph" style:parent-style-name="Standard">
      <style:text-properties fo:color="#000000" fo:font-style="italic" officeooo:rsid="008e3828" officeooo:paragraph-rsid="008e3828" style:font-style-asian="italic" style:font-style-complex="italic"/>
    </style:style>
    <style:style style:name="P22" style:family="paragraph" style:parent-style-name="Standard">
      <style:text-properties fo:color="#000000" officeooo:rsid="006b7058" officeooo:paragraph-rsid="006b7058"/>
    </style:style>
    <style:style style:name="P23" style:family="paragraph" style:parent-style-name="Standard">
      <style:text-properties fo:color="#000000" officeooo:rsid="0079f672" officeooo:paragraph-rsid="007f6e19"/>
    </style:style>
    <style:style style:name="P24" style:family="paragraph" style:parent-style-name="Standard">
      <style:text-properties fo:color="#000000" officeooo:rsid="008d8f3e" officeooo:paragraph-rsid="008d8f3e"/>
    </style:style>
    <style:style style:name="P25"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26"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29" style:family="paragraph" style:parent-style-name="Standard">
      <style:text-properties officeooo:paragraph-rsid="0012edc0"/>
    </style:style>
    <style:style style:name="P30" style:family="paragraph" style:parent-style-name="Standard">
      <style:text-properties officeooo:paragraph-rsid="0016dabd"/>
    </style:style>
    <style:style style:name="P31" style:family="paragraph" style:parent-style-name="Standard">
      <style:text-properties fo:color="#000000" fo:font-weight="bold" officeooo:rsid="0044f04b" officeooo:paragraph-rsid="0044f04b" style:font-weight-asian="bold" style:font-weight-complex="bold"/>
    </style:style>
    <style:style style:name="P32" style:family="paragraph" style:parent-style-name="Standard">
      <style:text-properties fo:color="#000000" fo:font-weight="bold" officeooo:rsid="009eed99" officeooo:paragraph-rsid="009eed99" style:font-weight-asian="bold" style:font-weight-complex="bold"/>
    </style:style>
    <style:style style:name="P33" style:family="paragraph" style:parent-style-name="Standard">
      <style:text-properties fo:color="#000000" fo:font-style="italic" officeooo:rsid="00653c3a" officeooo:paragraph-rsid="00695421" style:font-style-asian="italic" style:font-style-complex="italic"/>
    </style:style>
    <style:style style:name="P34" style:family="paragraph" style:parent-style-name="Standard">
      <style:text-properties fo:color="#000000" officeooo:rsid="00594da8" officeooo:paragraph-rsid="00594da8"/>
    </style:style>
    <style:style style:name="P35" style:family="paragraph" style:parent-style-name="Standard">
      <style:text-properties fo:color="#000000" fo:font-style="normal" officeooo:rsid="007592cf" officeooo:paragraph-rsid="007921af" style:font-style-asian="normal" style:font-style-complex="normal"/>
    </style:style>
    <style:style style:name="P36" style:family="paragraph" style:parent-style-name="Standard">
      <style:text-properties fo:color="#000000" officeooo:rsid="005babab" officeooo:paragraph-rsid="005e26d4"/>
    </style:style>
    <style:style style:name="P37" style:family="paragraph" style:parent-style-name="Standard">
      <style:text-properties fo:color="#000000" officeooo:rsid="008d8f3e" officeooo:paragraph-rsid="008d8f3e"/>
    </style:style>
    <style:style style:name="P38" style:family="paragraph" style:parent-style-name="Standard">
      <style:text-properties fo:color="#000000" officeooo:rsid="00a3f020" officeooo:paragraph-rsid="00a3f020"/>
    </style:style>
    <style:style style:name="P39" style:family="paragraph" style:parent-style-name="Standard">
      <style:text-properties fo:color="#000000" officeooo:rsid="00a5923b" officeooo:paragraph-rsid="00a5923b"/>
    </style:style>
    <style:style style:name="P40" style:family="paragraph" style:parent-style-name="Standard">
      <style:text-properties fo:font-style="italic" style:font-style-asian="italic" style:font-style-complex="italic"/>
    </style:style>
    <style:style style:name="P41" style:family="paragraph" style:parent-style-name="Standard">
      <style:text-properties fo:font-style="italic" officeooo:rsid="009a0e6c" officeooo:paragraph-rsid="009a0e6c" style:font-style-asian="italic" style:font-style-complex="italic"/>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color="#000000" style:text-underline-style="none"/>
    </style:style>
    <style:style style:name="T8" style:family="text">
      <style:text-properties fo:color="#000000" style:text-underline-style="none" officeooo:rsid="0013282e"/>
    </style:style>
    <style:style style:name="T9" style:family="text">
      <style:text-properties fo:color="#000000" fo:language="en" fo:country="none" style:text-underline-style="none"/>
    </style:style>
    <style:style style:name="T10" style:family="text">
      <style:text-properties fo:color="#000000" fo:language="en" fo:country="none" style:text-underline-style="none" officeooo:rsid="0012edc0"/>
    </style:style>
    <style:style style:name="T11" style:family="text">
      <style:text-properties fo:color="#000000" fo:language="en" fo:country="none" style:text-underline-style="none" officeooo:rsid="00124b6d"/>
    </style:style>
    <style:style style:name="T12" style:family="text">
      <style:text-properties fo:color="#000000" fo:language="en" fo:country="none" style:text-underline-style="none" officeooo:rsid="0013282e"/>
    </style:style>
    <style:style style:name="T13" style:family="text">
      <style:text-properties fo:color="#000000" fo:language="en" fo:country="US" style:text-underline-style="none" officeooo:rsid="001f1cde"/>
    </style:style>
    <style:style style:name="T14" style:family="text">
      <style:text-properties fo:color="#000000" fo:language="en" fo:country="US" style:text-underline-style="none" officeooo:rsid="002603cd"/>
    </style:style>
    <style:style style:name="T15" style:family="text">
      <style:text-properties fo:color="#000000" fo:language="en" fo:country="US" style:text-underline-style="none" officeooo:rsid="002a6b06"/>
    </style:style>
    <style:style style:name="T16" style:family="text">
      <style:text-properties fo:color="#000000" fo:language="en" fo:country="US" style:text-underline-style="none" officeooo:rsid="0023f438"/>
    </style:style>
    <style:style style:name="T17" style:family="text">
      <style:text-properties fo:color="#000000" fo:language="en" fo:country="US" style:text-underline-style="none" officeooo:rsid="002402cf"/>
    </style:style>
    <style:style style:name="T18" style:family="text">
      <style:text-properties fo:color="#000000" fo:language="en" fo:country="US" style:text-underline-style="none" officeooo:rsid="0025d709"/>
    </style:style>
    <style:style style:name="T19" style:family="text">
      <style:text-properties fo:color="#000000" fo:language="en" fo:country="US" style:text-underline-style="none" officeooo:rsid="002b08e0"/>
    </style:style>
    <style:style style:name="T20" style:family="text">
      <style:text-properties fo:color="#000000" fo:language="en" fo:country="US" style:text-underline-style="none" officeooo:rsid="0017fa18"/>
    </style:style>
    <style:style style:name="T21" style:family="text">
      <style:text-properties fo:color="#000000" fo:font-style="normal" officeooo:rsid="00771e7d" style:font-style-asian="normal" style:font-style-complex="normal"/>
    </style:style>
    <style:style style:name="T22" style:family="text">
      <style:text-properties fo:color="#000000" fo:font-style="normal" officeooo:rsid="007897a2" style:font-style-asian="normal" style:font-style-complex="normal"/>
    </style:style>
    <style:style style:name="T23" style:family="text">
      <style:text-properties fo:color="#000000" fo:font-style="normal" officeooo:rsid="007921af" style:font-style-asian="normal" style:font-style-complex="normal"/>
    </style:style>
    <style:style style:name="T24" style:family="text">
      <style:text-properties fo:color="#000000" fo:font-style="normal" officeooo:rsid="0074cbce" style:font-style-asian="normal" style:font-style-complex="normal"/>
    </style:style>
    <style:style style:name="T25" style:family="text">
      <style:text-properties fo:color="#000000" fo:font-style="normal" officeooo:rsid="0073d939" style:font-style-asian="normal" style:font-style-complex="normal"/>
    </style:style>
    <style:style style:name="T26" style:family="text">
      <style:text-properties fo:color="#000000" fo:font-style="normal" officeooo:rsid="007592cf" style:font-style-asian="normal" style:font-style-complex="normal"/>
    </style:style>
    <style:style style:name="T27" style:family="text">
      <style:text-properties fo:language="en" fo:country="none"/>
    </style:style>
    <style:style style:name="T28" style:family="text">
      <style:text-properties officeooo:rsid="001f1cde"/>
    </style:style>
    <style:style style:name="T29" style:family="text">
      <style:text-properties officeooo:rsid="003133ab"/>
    </style:style>
    <style:style style:name="T30" style:family="text">
      <style:text-properties officeooo:rsid="003baeef"/>
    </style:style>
    <style:style style:name="T31" style:family="text">
      <style:text-properties fo:font-style="italic" style:font-style-asian="italic" style:font-style-complex="italic"/>
    </style:style>
    <style:style style:name="T32" style:family="text">
      <style:text-properties fo:font-style="italic" officeooo:rsid="0064ccbb" style:font-style-asian="italic" style:font-style-complex="italic"/>
    </style:style>
    <style:style style:name="T33" style:family="text">
      <style:text-properties fo:font-style="italic" officeooo:rsid="00653c3a"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7592cf" style:font-style-asian="normal" style:font-style-complex="normal"/>
    </style:style>
    <style:style style:name="T36" style:family="text">
      <style:text-properties fo:font-style="normal" officeooo:rsid="007e06c6" style:font-style-asian="normal" style:font-style-complex="normal"/>
    </style:style>
    <style:style style:name="T37" style:family="text">
      <style:text-properties fo:font-style="normal" officeooo:rsid="007f6e19" style:font-style-asian="normal" style:font-style-complex="normal"/>
    </style:style>
    <style:style style:name="T38" style:family="text">
      <style:text-properties fo:font-style="normal" officeooo:rsid="007f8092" style:font-style-asian="normal" style:font-style-complex="normal"/>
    </style:style>
    <style:style style:name="T39" style:family="text">
      <style:text-properties fo:font-style="normal" officeooo:rsid="00802727" style:font-style-asian="normal" style:font-style-complex="normal"/>
    </style:style>
    <style:style style:name="T40" style:family="text">
      <style:text-properties fo:font-style="normal" officeooo:rsid="008374cd" style:font-style-asian="normal" style:font-style-complex="normal"/>
    </style:style>
    <style:style style:name="T41" style:family="text">
      <style:text-properties fo:font-style="normal" officeooo:rsid="00851737" style:font-style-asian="normal" style:font-style-complex="normal"/>
    </style:style>
    <style:style style:name="T42" style:family="text">
      <style:text-properties fo:font-style="normal" officeooo:rsid="00837291" style:font-style-asian="normal" style:font-style-complex="normal"/>
    </style:style>
    <style:style style:name="T43" style:family="text">
      <style:text-properties fo:font-style="normal" officeooo:rsid="008a132c" style:font-style-asian="normal" style:font-style-complex="normal"/>
    </style:style>
    <style:style style:name="T44" style:family="text">
      <style:text-properties officeooo:rsid="003fbc01"/>
    </style:style>
    <style:style style:name="T45" style:family="text">
      <style:text-properties officeooo:rsid="004dee0b"/>
    </style:style>
    <style:style style:name="T46" style:family="text">
      <style:text-properties officeooo:rsid="0056c316"/>
    </style:style>
    <style:style style:name="T47" style:family="text">
      <style:text-properties officeooo:rsid="005c9dfb"/>
    </style:style>
    <style:style style:name="T48" style:family="text">
      <style:text-properties officeooo:rsid="005f1817"/>
    </style:style>
    <style:style style:name="T49" style:family="text">
      <style:text-properties officeooo:rsid="0087ff48"/>
    </style:style>
    <style:style style:name="T50" style:family="text">
      <style:text-properties officeooo:rsid="0092b07a"/>
    </style:style>
    <style:style style:name="T51" style:family="text">
      <style:text-properties officeooo:rsid="009541ac"/>
    </style:style>
    <style:style style:name="T52" style:family="text">
      <style:text-properties officeooo:rsid="00963372"/>
    </style:style>
    <style:style style:name="T53" style:family="text">
      <style:text-properties officeooo:rsid="009a0e6c"/>
    </style:style>
    <style:style style:name="T54" style:family="text">
      <style:text-properties officeooo:rsid="009d1297"/>
    </style:style>
    <style:style style:name="T55" style:family="text">
      <style:text-properties officeooo:rsid="00a2d332"/>
    </style:style>
    <style:style style:name="T56" style:family="text">
      <style:text-properties officeooo:rsid="00a7457e"/>
    </style:style>
    <style:style style:name="T57" style:family="text">
      <style:text-properties officeooo:rsid="00a86f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5">The nuclear era started in 1933, when the European </text:span>physicist, <text:bookmark text:name="firstHeading"/><text:span text:style-name="T27">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7">Worried by the developments in </text:span><text:span text:style-name="T8">wartime</text:span><text:span text:style-name="T7"> Germany, </text:span><text:span text:style-name="T9">Szilárd wrote, </text:span><text:span text:style-name="T12">in August of 1939,</text:span><text:span text:style-name="T9"> a letter to the US President Franklin D. Roosevelt , signed by Albert Einstein, in which he warned of the danger that Germany might develop atomic bombs. </text:span></text:p>
      <text:p text:style-name="P10"/>
      <text:p text:style-name="P29"><text:span text:style-name="T11">The letter also encouraged the US to </text:span><text:span text:style-name="T1">initiate</text:span><text:span text:style-name="T11"> its own </text:span><text:span text:style-name="T10">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3">At the end of 1945, the project would have cost the </text:span><text:span text:style-name="T2">equivalent </text:span> <text:span text:style-name="T28">to </text:span><text:span text:style-name="T3">$24.5 billion. </text:span><text:span text:style-name="T4">Over 90% </text:span><text:s/><text:span text:style-name="T28">of the costs for constructing plants and produce the m</text:span>aterial needed to create the weapons. The average price for an “A-bomb” would have been around $6.5 billion in today’s value.</text:p>
      <text:p text:style-name="Standard"/>
      <text:p text:style-name="P30"><text:span text:style-name="T5">On July 16, 1945, the US would conduct the Worlds first ever detonation of a</text:span><text:span text:style-name="T20"> nuclear weapon at a testing ground in New Mexico. The test was codenamed “Trinity”.</text:span></text:p>
      <text:p text:style-name="P7"/>
      <text:p text:style-name="Standard"><text:span text:style-name="T16">The bomb, </text:span><text:span text:style-name="T14">similar to the ones who would later be dropped </text:span><text:span text:style-name="T15">on</text:span><text:span text:style-name="T14"> Hiroshima and Nagasaki</text:span><text:span text:style-name="T16">, named “The Gadget”, weight around 4500 kg, and was </text:span><text:span text:style-name="T19">suspended in</text:span><text:span text:style-name="T16"> the top of </text:span><text:span text:style-name="T17">a</text:span><text:span text:style-name="T16"> 30 meter high tower, </text:span><text:span text:style-name="T18">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29">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30">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18"/>
      <text:p text:style-name="P3"/>
      <text:p text:style-name="P3"/>
      <text:p text:style-name="P31">Rising doubt</text:p>
      <text:p text:style-name="Standard">After the atomic bombings of Japan, the US started developing a weapon with a much greater yield than those dropped on Japan, a so called hydrogen bomb or thermonuclear weapon.</text:p>
      <text:p text:style-name="P11"/>
      <text:p text:style-name="P19"><text:span text:style-name="T31">Operations Crossroads, </text:span><text:span text:style-name="T32">1946- </text:span><text:span text:style-name="T31"><text:s/></text:span><text:span text:style-name="T33">the first underwater nuclear explosion. </text:span></text:p>
      <text:p text:style-name="P33"/>
      <text:p text:style-name="P11">This idea was greatly opposed by many of the scientist who worked on the <text:span text:style-name="T44">original</text:span> bomb at Los Alamos. <text:span text:style-name="T44">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40">“I do not know how the Third World War will be fought, but I can tell you what they will use in the Fourth - rocks!” </text:p>
      <text:p text:style-name="P40"/>
      <text:p text:style-name="P41">Albert Einstein, 1948</text:p>
      <text:p text:style-name="P11"/>
      <text:p text:style-name="P14">With the ongoing Cold War, t<text:span text:style-name="T45">he promoters of the development says it would be inevitable in order to protect US citizens, when the Soviet Union was likely themselves to develop its own weapon.</text:span></text:p>
      <text:p text:style-name="P14"/>
      <text:p text:style-name="P15">But in response to the first Soviet atomic bomb <text:span text:style-name="T46">in 1949, President Harry Truman, gave the green light to the development of a thermonuclear weapon.</text:span></text:p>
      <text:p text:style-name="P15"/>
      <text:p text:style-name="P15"/>
      <text:p text:style-name="P12">The new <text:span text:style-name="T48">arms race</text:span></text:p>
      <text:p text:style-name="P16">The development <text:span text:style-name="T54">of the new weapon </text:span>were put into highest gear, and by the end of 1952, the US would conduct “Operation Ivy”, conducting the first tests with thermonuclear weapon. </text:p>
      <text:p text:style-name="P16"/>
      <text:p text:style-name="P34">The first, called “Mike”, was over 600 times more powerful than the bomb released over Hiroshima.</text:p>
      <text:p text:style-name="P16"/>
      <text:p text:style-name="P17">The Soviets, not be <text:span text:style-name="T47">outdone, starting designing its own thermonuclear weapon, and within a half </text:span><text:soft-page-break/><text:span text:style-name="T47">year, they would have constructed and detonated, its very own thermonuclear weapon.</text:span></text:p>
      <text:p text:style-name="P17"/>
      <text:p text:style-name="Standard">In 1954 the US would detonate the Castle Bravo, the first practical thermonuclear weapon at the Bikini Atoll, Marshall Island  in the Pacific Ocean.<text:span text:style-name="T21"> W</text:span><text:span text:style-name="T22">ith a yield of 15 megaton, </text:span><text:span text:style-name="T21">it far exceeded </text:span><text:span text:style-name="T23">its d</text:span><text:span text:style-name="T24">esigned</text:span><text:span text:style-name="T25"> </text:span><text:span text:style-name="T24">yield </text:span><text:span text:style-name="T26">of 6 megatons.</text:span></text:p>
      <text:p text:style-name="P35"/>
      <text:p text:style-name="P23"><text:span text:style-name="T35">P</text:span><text:span text:style-name="T34">oor weather conditions caused a cloud of nuclear fallou</text:span><text:span text:style-name="T36">t </text:span><text:span text:style-name="T43">to drift</text:span><text:span text:style-name="T36">. </text:span><text:span text:style-name="T37">Over 200 natives of the Marshall Islands </text:span><text:span text:style-name="T38">were exposed to </text:span><text:span text:style-name="T39">significant amount of radiation. A</text:span><text:span text:style-name="T42">lso the crew of a nearby Japanese fishin</text:span><text:span text:style-name="T40">g</text:span><text:span text:style-name="T42"> boat, </text:span><text:span text:style-name="T41">returned suffering radiation sickness and skin burns. </text:span><text:span text:style-name="T49">The dangers of fallout now became aware to the public eye.</text:span></text:p>
      <text:p text:style-name="P17"/>
      <text:p text:style-name="P17"/>
      <text:p text:style-name="P32">Building the most powerful weapon ever. </text:p>
      <text:p text:style-name="P32"/>
      <text:p text:style-name="P38">Tsar Bomba</text:p>
      <text:p text:style-name="P24"/>
      <text:p text:style-name="P24"/>
      <text:p text:style-name="P39">It wasn't just the US who <text:span text:style-name="T57">was developing </text:span></text:p>
      <text:p text:style-name="P24"/>
      <text:p text:style-name="P24"/>
      <text:p text:style-name="P24"/>
      <text:p text:style-name="P24"/>
      <text:p text:style-name="P13">What if?</text:p>
      <text:p text:style-name="P22"/>
      <text:p text:style-name="P22"/>
      <text:p text:style-name="Standard"><text:span text:style-name="T31">“Every man, woman and child lives under a nuclear </text:span><text:a xlink:type="simple" xlink:href="http://en.wikipedia.org/wiki/sword_of_Damocles"><text:span text:style-name="T31">sword of Damocles</text:span></text:a><text:span text:style-name="T31">, hanging by the slenderest of threads, capable of being cut at any moment by accident, or miscalculation, or by madness. The weapons of war must be abolished before they abolish us. “ - Kennedy, UN Speech 61</text:span></text:p>
      <text:p text:style-name="P22"/>
      <text:p text:style-name="P22"/>
      <text:p text:style-name="P20">Interactive world map with timeline of other countries first detonations.</text:p>
      <text:p text:style-name="P20"/>
      <text:p text:style-name="P20"/>
      <text:p text:style-name="P21">Fact box – Statistics of current number of nuclear weapons.</text:p>
      <text:p text:style-name="P21"/>
      <text:p text:style-name="P25"/>
      <text:p text:style-name="P25"/>
      <text:p text:style-name="P25">Accidents <text:span text:style-name="T51">do happen...</text:span></text:p>
      <text:p text:style-name="P26"/>
      <text:p text:style-name="P26"/>
      <text:p text:style-name="P28">Just four days after <text:span text:style-name="T52">the</text:span></text:p>
      <text:p text:style-name="P26"/>
      <text:p text:style-name="P26"/>
      <text:p text:style-name="P26">Eureka crash</text:p>
      <text:p text:style-name="P26"/>
      <text:p text:style-name="P27">Miss<text:span text:style-name="T50">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3T16:38:01.852000000</dc:date>
    <meta:editing-duration>PT12H50M48S</meta:editing-duration>
    <meta:editing-cycles>136</meta:editing-cycles>
    <meta:generator>LibreOffice/4.1.4.2$Windows_x86 LibreOffice_project/0a0440ccc0227ad9829de5f46be37cfb6edcf72</meta:generator>
    <meta:document-statistic meta:table-count="0" meta:image-count="0" meta:object-count="0" meta:page-count="3" meta:paragraph-count="50" meta:word-count="1061" meta:character-count="6234" meta:non-whitespace-character-count="5205"/>
  </office:meta>
</office:document-meta>
</file>